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Fangsong Std R" svg:font-family="'Adobe Fangsong Std R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3.79mm"/>
    </style:style>
    <style:style style:name="co3" style:family="table-column">
      <style:table-column-properties fo:break-before="auto" style:column-width="59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SENDER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TERPRETA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06 00 10 00 00 00 08 09 78 03 00 06 06 26 04 0A 02 06 D3</text:p>
          </table:table-cell>
          <table:table-cell office:value-type="string" calcext:value-type="string">
            <text:p>Registration (06 00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ength (10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ssword (00 00 00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fig-Byte (08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C (09 78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rvice-Byte indicator (03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rvice-Byte (00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LV-container indicator (06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LV-container (06 26 04 0A 02 06 D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80 00 00</text:p>
          </table:table-cell>
          <table:table-cell office:value-type="string" calcext:value-type="string">
            <text:p>Okay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06 0F 10 29 69 57 96 79 49 09 78 06 06 26 04 0A 02 06 D3 </text:p>
          </table:table-cell>
          <table:table-cell office:value-type="string" calcext:value-type="string">
            <text:p>Answer (06 0F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ength (10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rminal-ID Indicator (29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rminal-ID (69 57 96 79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4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C (09 78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LV-container indicator (06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LV-container (06 26 04 0A 02 06 D3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80 00 00</text:p>
          </table:table-cell>
          <table:table-cell office:value-type="string" calcext:value-type="string">
            <text:p>Okay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05 01 03 00 00 00</text:p>
          </table:table-cell>
          <table:table-cell office:value-type="string" calcext:value-type="string">
            <text:p>Status Enquiry (05 01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ength (03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ssword (00 00 0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80 00 00</text:p>
          </table:table-cell>
          <table:table-cell office:value-type="string" calcext:value-type="string">
            <text:p>Okay!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minal</text:p>
          </table:table-cell>
          <table:table-cell table:style-name="ce2" office:value-type="string" calcext:value-type="string">
            <text:p>06 0F 3D F0 F1 F8 31 31 30 36 31 32 62 20 43 20 54 52 43 20 53 54 52 43 00 06 25 1F 44 04 69 57 96 79 E4 1C 1F 41 12 31 31 30 36 31 32 62 20 43 20 54 52 43 20 53 54 52 43 1F 42 04 43 14 38 43</text:p>
          </table:table-cell>
          <table:table-cell office:value-type="string" calcext:value-type="string">
            <text:p>Answer (06 0F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ength (3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80 00 00</text:p>
          </table:table-cell>
          <table:table-cell office:value-type="string" calcext:value-type="string">
            <text:p>Okay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06 01 0F 04 00 00 00 00 00 02 19 40 06 04 40 02 FF 00</text:p>
          </table:table-cell>
          <table:table-cell office:value-type="string" calcext:value-type="string">
            <text:p>Authorisation (06 01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ength (0F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mount indicator (04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mount (00 00 00 00 00 02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yment-Type indicator (19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ayment type (40)</text:p>
          </table:table-cell>
          <table:table-cell office:value-type="string" calcext:value-type="string">
            <text:p>see page 31, Table 4 (definition of payment-typ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LV-container indicator (06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LV-container (04 40 02 FF 00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80 00 00</text:p>
          </table:table-cell>
          <table:table-cell office:value-type="string" calcext:value-type="string">
            <text:p>Okay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04 FF 15 0A 03 06 11 24 0F 07 0D 4B 61 72 74 65 20 73 74 65 63 6B 65 6E</text:p>
          </table:table-cell>
          <table:table-cell office:value-type="string" calcext:value-type="string">
            <text:p>intermediate status information 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80 00 00</text:p>
          </table:table-cell>
          <table:table-cell office:value-type="string" calcext:value-type="string">
            <text:p>Okay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04 FF 15 0A 03 06 11 24 0F 07 0D 4B 61 72 74 65 20 73 74 65 63 6B 65 6E</text:p>
          </table:table-cell>
          <table:table-cell office:value-type="string" calcext:value-type="string">
            <text:p>intermediate status information …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80 00 00</text:p>
          </table:table-cell>
          <table:table-cell office:value-type="string" calcext:value-type="string">
            <text:p>Okay!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Fangsong Std R" svg:font-family="'Adobe Fangsong Std R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dobe Fangsong Std R" style:font-family-asian="'Adobe Fangsong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6:12:06.123589171</meta:creation-date>
    <dc:date>2017-03-30T17:09:30.789858292</dc:date>
    <meta:editing-duration>PT16M52S</meta:editing-duration>
    <meta:editing-cycles>3</meta:editing-cycles>
    <meta:generator>LibreOffice/5.2.6.2$Linux_X86_64 LibreOffice_project/20m0$Build-2</meta:generator>
    <meta:document-statistic meta:table-count="1" meta:cell-count="72" meta:object-count="0"/>
  </office:meta>
</office:document-meta>
</file>